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Renderer.setAspectChain( RendererAspectChain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Renderer.toSAX( Layout layout , PortalService service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